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fo:font-size="8pt" style:font-size-asian="8pt" style:font-size-complex="8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text:id="ct184828224">
          <text:insertion>
            <office:change-info>
              <dc:creator>inconnu</dc:creator>
              <dc:date>2010-04-22T09:40:00</dc:date>
            </office:change-info>
          </text:insertion>
        </text:changed-region>
        <text:changed-region text:id="ct173894584">
          <text:insertion>
            <office:change-info>
              <dc:creator>inconnu</dc:creator>
              <dc:date>2010-04-22T09:41:00</dc:date>
            </office:change-info>
          </text:insertion>
        </text:changed-region>
        <text:changed-region text:id="ct182017600">
          <text:insertion>
            <office:change-info>
              <dc:creator>inconnu</dc:creator>
              <dc:date>2010-04-22T09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text:s/><office:annotation><dc:date>2010-04-22T00:00:00</dc:date><text:p>do section- for recipient in urbanEventObj.getRecipients()</text:p></office:annotation><text:tab/><text:span text:style-name="T1"><text:tab/><text:tab/></text:span><text:span text:style-name="T2"><text:tab/> <text:s text:c="4"/></text:span><text:change-start text:change-id="ct184828224"/><text:span text:style-name="T3">recipient.getName()</text:span><text:change-end text:change-id="ct184828224"/></text:p>
        <text:p text:style-name="P3"><text:span text:style-name="T4"><text:tab/><text:tab/><text:tab/><text:tab/> <text:s text:c="4"/></text:span><text:change-start text:change-id="ct173894584"/><text:span text:style-name="T4">recipient.getStreet() </text:span><text:change-end text:change-id="ct173894584"/></text:p>
        <text:p text:style-name="P4"/>
        <text:p text:style-name="P3"><text:span text:style-name="T4"><text:tab/><text:tab/><text:tab/><text:tab/> <text:s text:c="4"/></text:span><text:change-start text:change-id="ct182017600"/><text:span text:style-name="T4">recipient.getAdr1()</text:span><text:change-end text:change-id="ct182017600"/><text:span text:style-name="T4"> </text:span></text:p>
        <text:p text:style-name="P2"/>
        <text:p text:style-name="P2"><text:s/><text:span text:style-name="T5"><text:s/></text:span></text:p>
      </text:section>
      <text:p text:style-name="P2"><text:tab/><text:tab/><text:tab/><text:tab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6.218cm" fo:margin-bottom="1.203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10-02-02T10:57:42</meta:creation-date>
    <dc:date>2011-03-17T12:33:06</dc:date>
    <meta:print-date>2010-02-02T12:03:40</meta:print-date>
    <meta:editing-cycles>25</meta:editing-cycles>
    <meta:editing-duration>PT00H42M48S</meta:editing-duration>
    <meta:document-statistic meta:table-count="0" meta:image-count="0" meta:object-count="0" meta:page-count="1" meta:paragraph-count="5" meta:word-count="3" meta:character-count="100"/>
    <dc:creator>Gauthier Bastien</dc:creator>
    <meta:user-defined meta:name="Info 1"/>
    <meta:user-defined meta:name="Info 2"/>
    <meta:user-defined meta:name="Info 3"/>
    <meta:user-defined meta:name="Info 4"/>
  </office:meta>
</office:document-meta>
</file>